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3d50f" officeooo:paragraph-rsid="0003d50f"/>
    </style:style>
    <style:style style:name="P2" style:family="paragraph" style:parent-style-name="Standard">
      <style:text-properties officeooo:rsid="0004815d" officeooo:paragraph-rsid="0004815d"/>
    </style:style>
    <style:style style:name="P3" style:family="paragraph" style:parent-style-name="Standard">
      <style:text-properties officeooo:rsid="0004815d" officeooo:paragraph-rsid="0005b3fb"/>
    </style:style>
    <style:style style:name="P4" style:family="paragraph" style:parent-style-name="Standard">
      <style:text-properties officeooo:rsid="0005b3fb" officeooo:paragraph-rsid="0005b3fb"/>
    </style:style>
    <style:style style:name="P5" style:family="paragraph" style:parent-style-name="Standard">
      <style:text-properties officeooo:rsid="0005b3fb" officeooo:paragraph-rsid="0003d50f"/>
    </style:style>
    <style:style style:name="P6" style:family="paragraph" style:parent-style-name="Standard">
      <style:text-properties officeooo:rsid="0007e493" officeooo:paragraph-rsid="0007e493"/>
    </style:style>
    <style:style style:name="P7" style:family="paragraph" style:parent-style-name="Standard">
      <style:text-properties officeooo:rsid="00088f71" officeooo:paragraph-rsid="00088f71"/>
    </style:style>
    <style:style style:name="P8" style:family="paragraph" style:parent-style-name="Standard">
      <style:text-properties officeooo:rsid="00097049" officeooo:paragraph-rsid="00097049"/>
    </style:style>
    <style:style style:name="P9" style:family="paragraph" style:parent-style-name="Standard">
      <style:text-properties officeooo:rsid="000a7429" officeooo:paragraph-rsid="000a7429"/>
    </style:style>
    <style:style style:name="P10" style:family="paragraph" style:parent-style-name="Standard" style:list-style-name="L1">
      <style:text-properties officeooo:rsid="0005b3fb" officeooo:paragraph-rsid="0005b3fb"/>
    </style:style>
    <style:style style:name="P11" style:family="paragraph" style:parent-style-name="Standard" style:list-style-name="L2">
      <style:text-properties officeooo:rsid="0003d50f" officeooo:paragraph-rsid="0003d50f"/>
    </style:style>
    <style:style style:name="T1" style:family="text">
      <style:text-properties officeooo:rsid="0005b3fb"/>
    </style:style>
    <style:style style:name="T2" style:family="text">
      <style:text-properties fo:language="pt" fo:country="PT"/>
    </style:style>
    <style:style style:name="T3" style:family="text">
      <style:text-properties officeooo:rsid="00079811"/>
    </style:style>
    <style:style style:name="T4" style:family="text">
      <style:text-properties officeooo:rsid="00088f71"/>
    </style:style>
    <style:style style:name="T5" style:family="text">
      <style:text-properties officeooo:rsid="000a74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rtigo<text:span text:style-name="T1">s</text:span> Web que a Accenture <text:span text:style-name="T1">forneceu: </text:span></text:p>
      <text:p text:style-name="P3"/>
      <text:p text:style-name="P3">(<text:a xlink:type="simple" xlink:href="https://techcrunch.com/2017/04/18/facebook-open-sources-caffe2-its-flexible-deep-learning-framework-of-choice/" text:style-name="Internet_20_link" text:visited-style-name="Visited_20_Internet_20_Link">https://techcrunch.com/2017/04/18/facebook-open-sources-caffe2-its-flexible-deep-learning-framework-of-choice/</text:a>)</text:p>
      <text:p text:style-name="P2">Caffe2 é uma framework de Deep Learning, <text:span text:style-name="T3">Redes Neuronais</text:span>. <text:span text:style-name="T1">API’s em Python e C++.</text:span></text:p>
      <text:p text:style-name="P4">Aplicações:</text:p>
      <text:list xml:id="list2364585681" text:style-name="L1">
        <text:list-item>
          <text:p text:style-name="P10">Computer Vision;</text:p>
        </text:list-item>
        <text:list-item>
          <text:p text:style-name="P10">Chat Bots</text:p>
        </text:list-item>
        <text:list-item>
          <text:p text:style-name="P10">IOT</text:p>
        </text:list-item>
        <text:list-item>
          <text:p text:style-name="P10">Speech Recognition</text:p>
        </text:list-item>
        <text:list-item>
          <text:p text:style-name="P10">Translation</text:p>
        </text:list-item>
        <text:list-item>
          <text:p text:style-name="P10">Medical (Processamento de imagens térmicas para identificar pessoas com febre e colocá-las em quarentena antes de proceder ao tratamento para limitar a alatração da doença.</text:p>
        </text:list-item>
      </text:list>
      <text:p text:style-name="P1"/>
      <text:p text:style-name="P5"/>
      <text:p text:style-name="P5"/>
      <text:p text:style-name="P4">(<text:a xlink:type="simple" xlink:href="https://gizmodo.com/robots-have-started-teaching-other-robots-new-skills-1795097121" text:style-name="Internet_20_link" text:visited-style-name="Visited_20_Internet_20_Link">https://gizmodo.com/robots-have-started-teaching-other-robots-new-skills-1795097121</text:a>)</text:p>
      <text:p text:style-name="P4"><text:span text:style-name="T2">Robos</text:span> aprendem novas capacidades e ensinam-nas a outros robos. Mesmo que estes executem a tarefa de forma fisicamente diferente Este sistema chama C-LEARN, desenvolvido no MIT,</text:p>
      <text:p text:style-name="P5"/>
      <text:p text:style-name="P5"/>
      <text:p text:style-name="P1"/>
      <text:p text:style-name="P1"/>
      <text:p text:style-name="P6">Implementação de um FacebookBot (<text:a xlink:type="simple" xlink:href="https://github.com/hungtraan/FacebookBot/blob/master/Utils/NLP.py" text:style-name="Internet_20_link" text:visited-style-name="Visited_20_Internet_20_Link">https://github.com/hungtraan/FacebookBot/blob/master/Utils/NLP.py</text:a>)</text:p>
      <text:p text:style-name="P6"/>
      <text:p text:style-name="P6">Nota: no email eles pediram para tentar implementar isto.</text:p>
      <text:p text:style-name="P6"/>
      <text:p text:style-name="P6">Este programa responde automáticamento a um chat do Facebook. Começa por definir três conjuntos de frases para 3 situações diferentes: quando não tem resposta; quando dá erro; e quando está a procurar respostas.</text:p>
      <text:p text:style-name="P6"/>
      <text:p text:style-name="P6">Estão definidas várias funções booleanas para saber se a pessoa está a perguntar informação sobre o Bot, se está a saudá-lo, se está a despedir-se, se é para lembrar algum comando, <text:span text:style-name="T4">se é para saudar oudespedir-se de uma pessoa dependendo da altura do dia (bom dia, boa tarde, ..), se já comunicou com um utilizador, …. (ver o resto da implementação com mais cuidado e pormenor, e tentar fazer uma ponte entre o que está feito em ingllês para português..)</text:span></text:p>
      <text:p text:style-name="P6"/>
      <text:p text:style-name="P1"/>
      <text:p text:style-name="P1"/>
      <text:p text:style-name="P7">Framework de reconhecimento de texto (<text:a xlink:type="simple" xlink:href="https://www.clips.uantwerpen.be/pages/pattern-en" text:style-name="Internet_20_link" text:visited-style-name="Visited_20_Internet_20_Link">https://www.clips.uantwerpen.be/pages/pattern-en</text:a>)</text:p>
      <text:p text:style-name="P7">Esta framework permite etiquetar texto na lingua Inglesa, ou seja, identificar adjetivos, nomes, predicados, verbos, etc) analisar sentimentos, conjugação verbal e nomes singulares ou em plurar.</text:p>
      <text:p text:style-name="P7"/>
      <text:p text:style-name="P7"/>
      <text:p text:style-name="P7"/>
      <text:p text:style-name="P7"/>
      <text:p text:style-name="P1"/>
      <text:p text:style-name="P8">Exemplo de aplicação d<text:span text:style-name="T5">e classificaçãao de texto do</text:span> CoreNLP de Stanford a outra Língua, neste caso Sueco (<text:a xlink:type="simple" xlink:href="https://medium.com/@klintcho/training-a-swedish-pos-tagger-for-stanford-corenlp-546e954a8ee7" text:style-name="Internet_20_link" text:visited-style-name="Visited_20_Internet_20_Link">https://medium.com/@klintcho/training-a-swedish-pos-tagger-for-stanford-corenlp-546e954a8ee7</text:a>)</text:p>
      <text:p text:style-name="P9">Em primeiro lugar é preciso um conjunto de dados de treino para o sistema. Esse conjunto é chamado de Swedish Treebank, </text:p>
      <text:p text:style-name="P8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utorial – Keyword Extraction Tutorial (<text:a xlink:type="simple" xlink:href="https://www.airpair.com/nlp/keyword-extraction-tutorial" text:style-name="Internet_20_link" text:visited-style-name="Visited_20_Internet_20_Link">https://www.airpair.com/nlp/keyword-extraction-tutorial</text:a>)</text:p>
      <text:p text:style-name="P1"/>
      <text:p text:style-name="P1">Arquitetura Básica de um algorítmo de extração de tópicos (Keywords)</text:p>
      <text:list xml:id="list837547086" text:style-name="L2">
        <text:list-item>
          <text:p text:style-name="P11">Seleção de um candidato</text:p>
          <text:list>
            <text:list-header>
              <text:p text:style-name="P11">Extrai-se todas as palavras prossíveis que possam ser possíveis candidatos;</text:p>
            </text:list-header>
          </text:list>
        </text:list-item>
        <text:list-item>
          <text:p text:style-name="P11">Calculo das propriedades</text:p>
        </text:list-item>
      </text:list>
      <text:p text:style-name="P1"><text:s text:c="10"/><text:tab/> <text:s text:c="5"/>Para cada candidato ao qual se pensa ser uma keyword, calcula-se as propriedades. Por exemplo, o título de um livro pode ser uma keyword;</text:p>
      <text:list xml:id="list105456367364908" text:continue-numbering="true" text:style-name="L2">
        <text:list-item>
          <text:p text:style-name="P11">Scoring e a seleção das keywords</text:p>
        </text:list-item>
      </text:list>
      <text:p text:style-name="P1"><text:tab/> <text:s text:c="5"/>Todos os candidatos podem ser “pontuados” através da combinação de propriedades em fórmulas, ou utilizando técnicas de machine learning para determinar a probabilidade de um candidato ser uma keyword. Ou a pontuação, ou a probabilidade, ou o limite do número de keywords é então usado para selecionar o conjunto final das keywords.</text:p>
      <text:p text:style-name="P1"/>
      <text:p text:style-name="P1"/>
      <text:p text:style-name="P1"><text:tab/> 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6:21:05.738366260</meta:creation-date>
    <dc:date>2017-11-15T21:45:46.909507455</dc:date>
    <meta:editing-duration>PT2M8S</meta:editing-duration>
    <meta:editing-cycles>1</meta:editing-cycles>
    <meta:generator>LibreOffice/5.3.7.2.0$Linux_X86_64 LibreOffice_project/30$Build-2</meta:generator>
    <meta:document-statistic meta:table-count="0" meta:image-count="0" meta:object-count="0" meta:page-count="2" meta:paragraph-count="29" meta:word-count="403" meta:character-count="2980" meta:non-whitespace-character-count="2579"/>
  </office:meta>
</office:document-meta>
</file>